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6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88cm" fo:min-width="1.20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95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29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0.629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772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405cm" fo:min-width="0.603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89cm" fo:min-width="0.67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1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00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255cm" fo:min-width="1.137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052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padding-top="0.126cm" fo:padding-bottom="0.126cm" fo:padding-left="0.251cm" fo:padding-right="0.251cm"/>
    </style:style>
    <style:style style:name="gr26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23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971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3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6.203cm" svg:y="4.187cm">
          <draw:text-box>
            <text:p><text:span text:style-name="T1">prop</text:span></text:p>
          </draw:text-box>
        </draw:frame>
        <draw:frame draw:style-name="gr2" draw:text-style-name="P1" draw:layer="layout" svg:width="1.204cm" svg:height="0.623cm" svg:x="5.303cm" svg:y="3.186cm">
          <draw:text-box>
            <text:p><text:span text:style-name="T1">clock</text:span></text:p>
          </draw:text-box>
        </draw:frame>
        <draw:frame draw:style-name="gr3" draw:text-style-name="P1" draw:layer="layout" svg:width="1.153cm" svg:height="0.623cm" svg:x="12.665cm" svg:y="23.072cm">
          <draw:text-box>
            <text:p><text:span text:style-name="T1">back</text:span></text:p>
          </draw:text-box>
        </draw:frame>
        <draw:frame draw:style-name="gr4" draw:text-style-name="P1" draw:layer="layout" svg:width="1.759cm" svg:height="0.688cm" svg:x="15.557cm" svg:y="19.976cm">
          <draw:text-box>
            <text:p><text:span text:style-name="T1">INT(hour)</text:span></text:p>
          </draw:text-box>
        </draw:frame>
        <draw:frame draw:style-name="gr5" draw:text-style-name="P1" draw:layer="layout" svg:width="1.505cm" svg:height="1.589cm" svg:x="3.333cm" svg:y="4.637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23cm" svg:x="7.58cm" svg:y="21.109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2.047cm" svg:y="21.585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12cm" svg:y="3.971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2.677cm" svg:y="5.088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7.918cm" svg:y="4.151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3.64cm" svg:y="0.952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7.34cm" svg:y="0.952cm">
          <draw:text-box>
            <text:p><text:span text:style-name="T1">INT(hour)</text:span></text:p>
          </draw:text-box>
        </draw:frame>
        <draw:frame draw:style-name="gr7" draw:text-style-name="P1" draw:layer="layout" svg:width="2.046cm" svg:height="0.623cm" svg:x="10.439cm" svg:y="0.951cm">
          <draw:text-box>
            <text:p><text:span text:style-name="T1">INT(minute)</text:span></text:p>
          </draw:text-box>
        </draw:frame>
        <draw:frame draw:style-name="gr13" draw:text-style-name="P1" draw:layer="layout" svg:width="1.322cm" svg:height="1.267cm" svg:x="17.146cm" svg:y="18.13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4" draw:text-style-name="P1" draw:layer="layout" svg:width="1.153cm" svg:height="0.705cm" svg:x="13.819cm" svg:y="24.998cm">
          <draw:text-box>
            <text:p><text:span text:style-name="T1">back</text:span></text:p>
          </draw:text-box>
        </draw:frame>
        <draw:frame draw:style-name="gr15" draw:text-style-name="P1" draw:layer="layout" svg:width="1.225cm" svg:height="1.589cm" svg:x="18.722cm" svg:y="10.556cm">
          <draw:text-box>
            <text:p><text:span text:style-name="T1">Yes</text:span></text:p>
            <text:p><text:span text:style-name="T1">No</text:span></text:p>
            <text:p><text:span text:style-name="T1">Done</text:span></text:p>
            <text:p><text:span text:style-name="T1"/></text:p>
          </draw:text-box>
        </draw:frame>
        <draw:frame draw:style-name="gr8" draw:text-style-name="P1" draw:layer="layout" svg:width="1.179cm" svg:height="0.945cm" svg:x="3.871cm" svg:y="23.34cm">
          <draw:text-box>
            <text:p><text:span text:style-name="T1">back</text:span></text:p>
            <text:p><text:span text:style-name="T1">done</text:span></text:p>
          </draw:text-box>
        </draw:frame>
        <draw:frame draw:style-name="gr16" draw:text-style-name="P1" draw:layer="layout" svg:width="1.89cm" svg:height="0.623cm" svg:x="5.892cm" svg:y="26.259cm">
          <draw:text-box>
            <text:p><text:span text:style-name="T1">INT(day #)</text:span></text:p>
          </draw:text-box>
        </draw:frame>
        <draw:frame draw:style-name="gr17" draw:text-style-name="P1" draw:layer="layout" svg:width="2.567cm" svg:height="0.623cm" svg:x="11.002cm" svg:y="18.974cm">
          <draw:text-box>
            <text:p><text:span text:style-name="T1">INT(schedule #)</text:span></text:p>
          </draw:text-box>
        </draw:frame>
        <draw:frame draw:style-name="gr13" draw:text-style-name="P1" draw:layer="layout" svg:width="1.322cm" svg:height="1.267cm" svg:x="16.018cm" svg:y="15.805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6.023cm" svg:y="15.473cm">
          <draw:text-box>
            <text:p><text:span text:style-name="T1">back</text:span></text:p>
          </draw:text-box>
        </draw:frame>
        <draw:frame draw:style-name="gr18" draw:text-style-name="P1" draw:layer="layout" svg:width="3.227cm" svg:height="0.623cm" svg:x="10.616cm" svg:y="16.937cm">
          <draw:text-box>
            <text:p><text:span text:style-name="T1">STR(schedule name)</text:span></text:p>
          </draw:text-box>
        </draw:frame>
        <draw:frame draw:style-name="gr19" draw:text-style-name="P1" draw:layer="layout" svg:width="0.552cm" svg:height="1.237cm" svg:x="9.217cm" svg:y="17.204cm">
          <draw:text-box>
            <text:p/>
          </draw:text-box>
        </draw:frame>
        <draw:frame draw:style-name="gr20" draw:text-style-name="P1" draw:layer="layout" svg:width="2.008cm" svg:height="0.623cm" svg:x="4.917cm" svg:y="13.325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23cm" svg:x="12.119cm" svg:y="9.983cm">
          <draw:text-box>
            <text:p><text:span text:style-name="T1">done</text:span></text:p>
          </draw:text-box>
        </draw:frame>
        <draw:frame draw:style-name="gr3" draw:text-style-name="P1" draw:layer="layout" svg:width="1.153cm" svg:height="0.623cm" svg:x="9.819cm" svg:y="11.405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3.818cm" svg:y="11.469cm">
          <draw:text-box>
            <text:p><text:span text:style-name="T1">back</text:span></text:p>
          </draw:text-box>
        </draw:frame>
        <draw:frame draw:style-name="gr21" draw:text-style-name="P1" draw:layer="layout" svg:width="1.687cm" svg:height="2.555cm" svg:x="8.475cm" svg:y="9.06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2" draw:text-style-name="P1" draw:layer="layout" svg:width="2.173cm" svg:height="0.945cm" svg:x="16.083cm" svg:y="10.387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3" draw:text-style-name="P1" draw:layer="layout" svg:width="2.178cm" svg:height="0.623cm" svg:x="13.217cm" svg:y="12.703cm">
          <draw:text-box>
            <text:p><text:span text:style-name="T1">INT(on secs)</text:span></text:p>
          </draw:text-box>
        </draw:frame>
        <draw:frame draw:style-name="gr24" draw:text-style-name="P1" draw:layer="layout" svg:width="1.602cm" svg:height="0.623cm" svg:x="6.317cm" svg:y="12.402cm">
          <draw:text-box>
            <text:p><text:span text:style-name="T1">INT(0-7)</text:span></text:p>
          </draw:text-box>
        </draw:frame>
        <draw:frame draw:style-name="gr2" draw:text-style-name="P1" draw:layer="layout" svg:width="1.204cm" svg:height="0.623cm" svg:x="10.017cm" svg:y="12.703cm">
          <draw:text-box>
            <text:p><text:span text:style-name="T1">cycle</text:span></text:p>
          </draw:text-box>
        </draw:frame>
        <draw:custom-shape draw:style-name="gr25" draw:text-style-name="P3" xml:id="id2" draw:id="id2" draw:layer="layout" svg:width="1.27cm" svg:height="1.27cm" svg:x="4.294cm" svg:y="6.37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" draw:id="id4" draw:layer="layout" svg:width="1.27cm" svg:height="1.27cm" svg:x="8.057cm" svg:y="12.63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3" draw:id="id3" draw:layer="layout" svg:width="1.27cm" svg:height="1.27cm" svg:x="11.784cm" svg:y="12.65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" draw:id="id1" draw:layer="layout" svg:width="1.27cm" svg:height="1.27cm" svg:x="15.685cm" svg:y="12.65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svg:x1="16.32cm" svg:y1="12.652cm" svg:x2="5.564cm" svg:y2="7.012cm" draw:start-shape="id1" draw:start-glue-point="4" draw:end-shape="id2" draw:end-glue-point="10" svg:d="M16320 12652c0-3760-3585-5640-10756-5640" svg:viewBox="0 0 10757 5641">
          <text:p/>
        </draw:connector>
        <draw:custom-shape draw:style-name="gr25" draw:text-style-name="P3" xml:id="id9" draw:id="id9" draw:layer="layout" svg:width="1.27cm" svg:height="1.27cm" svg:x="15.603cm" svg:y="17.116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7" draw:id="id7" draw:layer="layout" svg:width="1.27cm" svg:height="1.27cm" svg:x="3.387cm" svg:y="25.62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1" draw:id="id21" draw:layer="layout" svg:width="1.27cm" svg:height="1.27cm" svg:x="7.287cm" svg:y="17.154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svg:x1="12.419cm" svg:y1="12.651cm" svg:x2="5.564cm" svg:y2="7.012cm" draw:start-shape="id3" draw:start-glue-point="4" draw:end-shape="id2" draw:end-glue-point="10" svg:d="M12419 12651c0-3760-2285-5639-6855-5639" svg:viewBox="0 0 6856 5640">
          <text:p/>
        </draw:connector>
        <draw:connector draw:style-name="gr26" draw:text-style-name="P4" draw:layer="layout" draw:type="curve" svg:x1="8.692cm" svg:y1="12.637cm" svg:x2="5.564cm" svg:y2="7.012cm" draw:start-shape="id4" draw:start-glue-point="4" draw:end-shape="id2" draw:end-glue-point="10" svg:d="M8692 12637c0-3750-1042-5625-3128-5625" svg:viewBox="0 0 3129 5626">
          <text:p/>
        </draw:connector>
        <draw:frame draw:style-name="gr8" draw:text-style-name="P1" draw:layer="layout" svg:width="1.179cm" svg:height="0.945cm" svg:x="1.47cm" svg:y="11.932cm">
          <draw:text-box>
            <text:p><text:span text:style-name="T1">back</text:span></text:p>
            <text:p><text:span text:style-name="T1">done</text:span></text:p>
          </draw:text-box>
        </draw:frame>
        <draw:connector draw:style-name="gr26" draw:text-style-name="P4" draw:layer="layout" draw:type="curve" svg:x1="19.038cm" svg:y1="12.634cm" svg:x2="5.564cm" svg:y2="7.012cm" draw:start-shape="id5" draw:start-glue-point="4" draw:end-shape="id2" draw:end-glue-point="10" svg:d="M19038 12634c0-3748-4491-5622-13474-5622" svg:viewBox="0 0 13475 5623">
          <text:p/>
        </draw:connector>
        <draw:frame draw:style-name="gr27" draw:text-style-name="P1" draw:layer="layout" svg:width="1.678cm" svg:height="0.623cm" svg:x="2.457cm" svg:y="9.579cm">
          <draw:text-box>
            <text:p><text:span text:style-name="T1">schedule</text:span></text:p>
          </draw:text-box>
        </draw:frame>
        <draw:custom-shape draw:style-name="gr25" draw:text-style-name="P3" xml:id="id8" draw:id="id8" draw:layer="layout" svg:width="1.27cm" svg:height="1.27cm" svg:x="9.512cm" svg:y="25.62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6" draw:id="id6" draw:layer="layout" svg:width="1.27cm" svg:height="1.27cm" svg:x="18.435cm" svg:y="25.62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" draw:layer="layout" svg:width="2.521cm" svg:height="0.945cm" svg:x="18.937cm" svg:y="24.036cm">
          <draw:text-box>
            <text:p><text:span text:style-name="T1">INT(template #)</text:span></text:p>
            <text:p><text:span text:style-name="T1">all</text:span></text:p>
          </draw:text-box>
        </draw:frame>
        <draw:frame draw:style-name="gr29" draw:text-style-name="P1" draw:layer="layout" svg:width="2.423cm" svg:height="0.623cm" svg:x="13.744cm" svg:y="26.345cm">
          <draw:text-box>
            <text:p><text:span text:style-name="T1">INT(channel #)</text:span></text:p>
          </draw:text-box>
        </draw:frame>
        <draw:connector draw:style-name="gr26" draw:text-style-name="P4" draw:layer="layout" draw:type="curve" svg:x1="19.07cm" svg:y1="25.627cm" svg:x2="19.038cm" svg:y2="13.904cm" draw:start-shape="id6" draw:start-glue-point="4" draw:end-shape="id5" draw:end-glue-point="8" svg:d="M19070 25627c0-8791-32-2930-32-11723" svg:viewBox="0 0 33 11724">
          <text:p/>
        </draw:connector>
        <draw:connector draw:style-name="gr26" draw:text-style-name="P4" draw:layer="layout" draw:type="curve" svg:x1="4.657cm" svg:y1="26.262cm" svg:x2="9.512cm" svg:y2="26.262cm" draw:start-shape="id7" draw:start-glue-point="10" draw:end-shape="id8" draw:end-glue-point="6" svg:d="M4657 26262h4855" svg:viewBox="0 0 4856 1">
          <text:p/>
        </draw:connector>
        <draw:connector draw:style-name="gr26" draw:text-style-name="P4" draw:layer="layout" draw:type="curve" svg:x1="10.782cm" svg:y1="26.262cm" svg:x2="18.435cm" svg:y2="26.262cm" draw:start-shape="id8" draw:start-glue-point="10" draw:end-shape="id6" svg:d="M10782 26262h7653" svg:viewBox="0 0 7654 1">
          <text:p/>
        </draw:connector>
        <draw:custom-shape draw:style-name="gr25" draw:text-style-name="P3" xml:id="id5" draw:id="id5" draw:layer="layout" svg:width="1.27cm" svg:height="1.27cm" svg:x="18.403cm" svg:y="12.63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3" draw:id="id13" draw:layer="layout" svg:width="1.27cm" svg:height="1.27cm" svg:x="6.095cm" svg:y="1.078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0" draw:id="id10" draw:layer="layout" svg:width="1.27cm" svg:height="1.27cm" svg:x="14.843cm" svg:y="21.61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draw:line-skew="0.326cm" svg:x1="16.687cm" svg:y1="18.2cm" svg:x2="15.478cm" svg:y2="21.61cm" draw:start-shape="id9" draw:start-glue-point="9" draw:end-shape="id10" draw:end-glue-point="4" svg:d="M16687 18200c0 3187-1209 1483-1209 3410" svg:viewBox="0 0 1210 3411">
          <text:p/>
        </draw:connector>
        <draw:custom-shape draw:style-name="gr25" draw:text-style-name="P3" xml:id="id11" draw:id="id11" draw:layer="layout" svg:width="1.27cm" svg:height="1.27cm" svg:x="8.48cm" svg:y="21.67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4" draw:layer="layout" draw:type="curve" draw:line-skew="1.076cm 1.208cm" svg:x1="9.115cm" svg:y1="22.947cm" svg:x2="16.873cm" svg:y2="17.751cm" draw:start-shape="id11" draw:start-glue-point="8" draw:end-shape="id9" draw:end-glue-point="10" svg:d="M9115 22947c0 2367 4734 1973 7315 82s3008-5278 443-5278" svg:viewBox="0 0 9481 6837">
          <text:p/>
        </draw:connector>
        <draw:connector draw:style-name="gr26" draw:text-style-name="P4" draw:layer="layout" draw:type="curve" draw:line-skew="-0.126cm" svg:x1="9.698cm" svg:y1="25.813cm" svg:x2="4.022cm" svg:y2="25.627cm" draw:start-shape="id8" draw:start-glue-point="5" draw:end-shape="id7" draw:end-glue-point="4" svg:d="M9698 25813c0-1219-5676-1126-5676-186" svg:viewBox="0 0 5677 904">
          <text:p/>
        </draw:connector>
        <draw:connector draw:style-name="gr26" draw:text-style-name="P4" draw:layer="layout" draw:type="curve" svg:x1="18.621cm" svg:y1="25.813cm" svg:x2="10.147cm" svg:y2="25.627cm" draw:start-shape="id6" draw:start-glue-point="5" draw:end-shape="id8" draw:end-glue-point="4" svg:d="M18621 25813c0-1030-8474-937-8474-186" svg:viewBox="0 0 8475 762">
          <text:p/>
        </draw:connector>
        <draw:custom-shape draw:style-name="gr25" draw:text-style-name="P3" xml:id="id15" draw:id="id15" draw:layer="layout" svg:width="1.27cm" svg:height="1.27cm" svg:x="9.129cm" svg:y="1.078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8" draw:id="id18" draw:layer="layout" svg:width="1.27cm" svg:height="1.27cm" svg:x="12.462cm" svg:y="1.078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9" draw:id="id19" draw:layer="layout" svg:width="1.27cm" svg:height="1.277cm" svg:x="15.596cm" svg:y="1.071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2" draw:id="id12" draw:layer="layout" svg:width="1.27cm" svg:height="1.27cm" svg:x="12.136cm" svg:y="3.264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6" draw:id="id16" draw:layer="layout" svg:width="1.27cm" svg:height="1.27cm" svg:x="15.604cm" svg:y="3.297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17" draw:id="id17" draw:layer="layout" svg:width="1.235cm" svg:height="1.27cm" svg:x="18.895cm" svg:y="7.366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20" draw:id="id20" draw:layer="layout" svg:width="1.27cm" svg:height="1.268cm" svg:x="18.797cm" svg:y="1.071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" draw:layer="layout" svg:width="1.712cm" svg:height="0.623cm" svg:x="16.907cm" svg:y="1cm">
          <draw:text-box>
            <text:p><text:span text:style-name="T1">INT(dow)</text:span></text:p>
          </draw:text-box>
        </draw:frame>
        <draw:frame draw:style-name="gr31" draw:text-style-name="P1" draw:layer="layout" svg:width="1.983cm" svg:height="0.623cm" svg:x="16.946cm" svg:y="6.795cm">
          <draw:text-box>
            <text:p><text:span text:style-name="T1">INT(month)</text:span></text:p>
          </draw:text-box>
        </draw:frame>
        <draw:frame draw:style-name="gr10" draw:text-style-name="P1" draw:layer="layout" svg:width="1.746cm" svg:height="0.623cm" svg:x="13.892cm" svg:y="3.281cm">
          <draw:text-box>
            <text:p><text:span text:style-name="T1">INT(year)</text:span></text:p>
          </draw:text-box>
        </draw:frame>
        <draw:connector draw:style-name="gr32" draw:text-style-name="P4" draw:layer="layout" draw:type="curve" svg:x1="12.771cm" svg:y1="4.534cm" svg:x2="5.564cm" svg:y2="7.012cm" draw:start-shape="id12" draw:start-glue-point="8" draw:end-shape="id2" draw:end-glue-point="10" svg:d="M12771 4534c0 1652-2402 2478-7207 2478" svg:viewBox="0 0 7208 2479">
          <text:p/>
        </draw:connector>
        <draw:connector draw:style-name="gr26" draw:text-style-name="P4" draw:layer="layout" draw:type="curve" draw:line-skew="-1.311cm -0.673cm" svg:x1="4.929cm" svg:y1="6.377cm" svg:x2="4.294cm" svg:y2="7.012cm" draw:start-shape="id2" draw:start-glue-point="4" draw:end-shape="id2" draw:end-glue-point="6" svg:d="M4929 6377c0-2718-905-2265-1504-1427s-892 2062 869 2062" svg:viewBox="0 0 1969 2709">
          <text:p/>
        </draw:connector>
        <draw:frame draw:style-name="gr3" draw:text-style-name="P1" draw:layer="layout" svg:width="1.153cm" svg:height="0.623cm" svg:x="6.321cm" svg:y="24.807cm">
          <draw:text-box>
            <text:p><text:span text:style-name="T1">back</text:span></text:p>
          </draw:text-box>
        </draw:frame>
        <draw:frame draw:style-name="gr3" draw:text-style-name="P1" draw:layer="layout" svg:width="1.153cm" svg:height="0.623cm" svg:x="11.683cm" svg:y="20.469cm">
          <draw:text-box>
            <text:p><text:span text:style-name="T1">back</text:span></text:p>
          </draw:text-box>
        </draw:frame>
        <draw:connector draw:style-name="gr33" draw:text-style-name="P5" draw:layer="layout" draw:type="curve" svg:x1="14.843cm" svg:y1="22.245cm" svg:x2="9.75cm" svg:y2="22.312cm" draw:start-shape="id10" draw:start-glue-point="6" draw:end-shape="id11" draw:end-glue-point="10" svg:d="M14843 22245c-3819 0-1273 67-5093 67" svg:viewBox="0 0 5094 68">
          <text:p/>
        </draw:connector>
        <draw:connector draw:style-name="gr33" draw:text-style-name="P5" draw:layer="layout" draw:type="curve" draw:line-skew="-0.558cm" svg:x1="12.419cm" svg:y1="12.651cm" svg:x2="9.141cm" svg:y2="12.823cm" draw:start-shape="id3" draw:start-glue-point="4" draw:end-shape="id4" draw:end-glue-point="11" svg:d="M12419 12651c0-1609-3278-1695-3278 172" svg:viewBox="0 0 3279 1391">
          <text:p/>
        </draw:connector>
        <draw:connector draw:style-name="gr33" draw:text-style-name="P5" draw:layer="layout" draw:type="curve" svg:x1="9.564cm" svg:y1="22.761cm" svg:x2="15.478cm" svg:y2="22.88cm" draw:start-shape="id11" draw:start-glue-point="9" draw:end-shape="id10" draw:end-glue-point="8" svg:d="M9564 22761c0 1032 5914 972 5914 119" svg:viewBox="0 0 5915 768">
          <text:p/>
        </draw:connector>
        <draw:custom-shape draw:style-name="gr25" draw:text-style-name="P3" xml:id="id14" draw:id="id14" draw:layer="layout" svg:width="1.27cm" svg:height="1.27cm" svg:x="9.088cm" svg:y="2.86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5" draw:layer="layout" draw:type="curve" draw:line-skew="-2.055cm" svg:x1="6.095cm" svg:y1="1.713cm" svg:x2="4.294cm" svg:y2="7.012cm" draw:start-shape="id13" draw:start-glue-point="6" draw:end-shape="id2" draw:end-glue-point="6" svg:d="M6095 1713c-6535 0-5635 5299-1801 5299" svg:viewBox="0 0 4797 5300">
          <text:p/>
        </draw:connector>
        <draw:connector draw:style-name="gr33" draw:text-style-name="P5" draw:layer="layout" draw:type="curve" draw:line-skew="-0.317cm" svg:x1="4.929cm" svg:y1="6.377cm" svg:x2="6.73cm" svg:y2="2.348cm" draw:start-shape="id2" draw:start-glue-point="4" draw:end-shape="id13" draw:end-glue-point="8" svg:d="M4929 6377c0-3496 1801-1482 1801-4029" svg:viewBox="0 0 1802 4030">
          <text:p/>
        </draw:connector>
        <draw:connector draw:style-name="gr33" draw:text-style-name="P5" draw:layer="layout" draw:type="curve" svg:x1="4.929cm" svg:y1="6.377cm" svg:x2="9.088cm" svg:y2="3.499cm" draw:start-shape="id2" draw:start-glue-point="4" draw:end-shape="id14" draw:end-glue-point="6" svg:d="M4929 6377c0-1919 1386-2878 4159-2878" svg:viewBox="0 0 4160 2879">
          <text:p/>
        </draw:connector>
        <draw:connector draw:style-name="gr33" draw:text-style-name="P5" draw:layer="layout" draw:type="curve" svg:x1="7.365cm" svg:y1="1.713cm" svg:x2="9.129cm" svg:y2="1.713cm" draw:start-shape="id13" draw:start-glue-point="10" draw:end-shape="id15" draw:end-glue-point="6" svg:d="M7365 1713h1764" svg:viewBox="0 0 1765 1">
          <text:p/>
        </draw:connector>
        <draw:connector draw:style-name="gr33" draw:text-style-name="P5" draw:layer="layout" draw:type="curve" svg:x1="9.723cm" svg:y1="4.134cm" svg:x2="5.564cm" svg:y2="7.012cm" draw:start-shape="id14" draw:start-glue-point="8" draw:end-shape="id2" draw:end-glue-point="10" svg:d="M9723 4134c0 1919-1386 2878-4159 2878" svg:viewBox="0 0 4160 2879">
          <text:p/>
        </draw:connector>
        <draw:connector draw:style-name="gr33" draw:text-style-name="P5" draw:layer="layout" draw:type="curve" svg:x1="15.604cm" svg:y1="3.932cm" svg:x2="13.406cm" svg:y2="3.899cm" draw:start-shape="id16" draw:start-glue-point="6" draw:end-shape="id12" draw:end-glue-point="10" svg:d="M15604 3932c-1647 0-548-33-2198-33" svg:viewBox="0 0 2199 34">
          <text:p/>
        </draw:connector>
        <draw:connector draw:style-name="gr33" draw:text-style-name="P5" draw:layer="layout" draw:type="curve" svg:x1="18.895cm" svg:y1="8.001cm" svg:x2="16.239cm" svg:y2="4.567cm" draw:start-shape="id17" draw:start-glue-point="6" draw:end-shape="id16" draw:end-glue-point="8" svg:d="M18895 8001c-1771 0-2656-1144-2656-3434" svg:viewBox="0 0 2657 3435">
          <text:p/>
        </draw:connector>
        <draw:connector draw:style-name="gr33" draw:text-style-name="P5" draw:layer="layout" draw:type="curve" svg:x1="10.399cm" svg:y1="1.713cm" svg:x2="12.462cm" svg:y2="1.713cm" draw:start-shape="id15" draw:start-glue-point="10" draw:end-shape="id18" draw:end-glue-point="6" svg:d="M10399 1713h2063" svg:viewBox="0 0 2064 1">
          <text:p/>
        </draw:connector>
        <draw:connector draw:style-name="gr33" draw:text-style-name="P5" draw:layer="layout" draw:type="curve" svg:x1="13.732cm" svg:y1="1.713cm" svg:x2="15.596cm" svg:y2="1.71cm" draw:start-shape="id18" draw:start-glue-point="10" draw:end-shape="id19" draw:end-glue-point="6" svg:d="M13732 1713c1399 0 468-3 1864-3" svg:viewBox="0 0 1865 4">
          <text:p/>
        </draw:connector>
        <draw:connector draw:style-name="gr33" draw:text-style-name="P5" draw:layer="layout" draw:type="curve" svg:x1="16.866cm" svg:y1="1.71cm" svg:x2="18.797cm" svg:y2="1.705cm" draw:start-shape="id19" draw:start-glue-point="10" draw:end-shape="id20" draw:end-glue-point="6" svg:d="M16866 1710c1449 0 484-5 1931-5" svg:viewBox="0 0 1932 6">
          <text:p/>
        </draw:connector>
        <draw:connector draw:style-name="gr33" draw:text-style-name="P5" draw:layer="layout" draw:type="curve" svg:x1="19.432cm" svg:y1="2.339cm" svg:x2="19.513cm" svg:y2="7.366cm" draw:start-shape="id20" draw:start-glue-point="8" draw:end-shape="id17" draw:end-glue-point="4" svg:d="M19432 2339c0 3771 81 1258 81 5027" svg:viewBox="0 0 82 5028">
          <text:p/>
        </draw:connector>
        <draw:connector draw:style-name="gr33" draw:text-style-name="P5" draw:layer="layout" draw:type="curve" draw:line-skew="-1.757cm" svg:x1="7.287cm" svg:y1="17.789cm" svg:x2="4.294cm" svg:y2="7.012cm" draw:start-shape="id21" draw:start-glue-point="6" draw:end-shape="id2" draw:end-glue-point="6" svg:d="M7287 17789c-7876 0-6380-10777-2993-10777" svg:viewBox="0 0 5740 10778">
          <text:p/>
        </draw:connector>
        <draw:connector draw:style-name="gr33" draw:text-style-name="P5" draw:layer="layout" draw:type="curve" svg:x1="4.48cm" svg:y1="7.461cm" svg:x2="3.387cm" svg:y2="26.262cm" draw:start-shape="id2" draw:start-glue-point="7" draw:end-shape="id7" draw:end-glue-point="6" svg:d="M4480 7461c-2391 0-1844 18801-1093 18801" svg:viewBox="0 0 1735 18802">
          <text:p/>
        </draw:connector>
        <draw:connector draw:style-name="gr33" draw:text-style-name="P5" draw:layer="layout" draw:type="curve" svg:x1="3.573cm" svg:y1="25.813cm" svg:x2="7.473cm" svg:y2="18.238cm" draw:start-shape="id7" draw:start-glue-point="5" draw:end-shape="id21" draw:end-glue-point="7" svg:d="M3573 25813c0-5680 3900-1893 3900-7575" svg:viewBox="0 0 3901 7576">
          <text:p/>
        </draw:connector>
        <draw:connector draw:style-name="gr33" draw:text-style-name="P5" draw:layer="layout" draw:type="curve" svg:x1="8.48cm" svg:y1="22.312cm" svg:x2="7.473cm" svg:y2="18.238cm" draw:start-shape="id11" draw:start-glue-point="6" draw:end-shape="id21" draw:end-glue-point="7" svg:d="M8480 22312c-672 0-1007-1358-1007-4074" svg:viewBox="0 0 1008 4075">
          <text:p/>
        </draw:connector>
        <draw:connector draw:style-name="gr33" draw:text-style-name="P5" draw:layer="layout" draw:type="curve" draw:line-skew="1.725cm" svg:x1="4.929cm" svg:y1="7.647cm" svg:x2="7.922cm" svg:y2="17.154cm" draw:start-shape="id2" draw:start-glue-point="8" draw:end-shape="id21" draw:end-glue-point="4" svg:d="M4929 7647c0 9718 2993 4965 2993 9507" svg:viewBox="0 0 2994 9508">
          <text:p/>
        </draw:connector>
        <draw:connector draw:style-name="gr33" draw:text-style-name="P5" draw:layer="layout" draw:type="curve" draw:line-skew="-1.754cm" svg:x1="16.238cm" svg:y1="17.116cm" svg:x2="7.922cm" svg:y2="17.154cm" draw:start-shape="id9" draw:start-glue-point="4" draw:end-shape="id21" svg:d="M16238 17116c0-3382-8316-3401-8316 38" svg:viewBox="0 0 8317 2578">
          <text:p/>
        </draw:connector>
        <draw:connector draw:style-name="gr33" draw:text-style-name="P5" draw:layer="layout" draw:type="curve" svg:x1="4.929cm" svg:y1="7.647cm" svg:x2="8.057cm" svg:y2="13.272cm" draw:start-shape="id2" draw:start-glue-point="8" draw:end-shape="id4" draw:end-glue-point="6" svg:d="M4929 7647c0 3750 1042 5625 3128 5625" svg:viewBox="0 0 3129 5626">
          <text:p/>
        </draw:connector>
        <draw:connector draw:style-name="gr33" draw:text-style-name="P5" draw:layer="layout" draw:type="curve" svg:x1="9.327cm" svg:y1="13.272cm" svg:x2="11.784cm" svg:y2="13.286cm" draw:start-shape="id4" draw:start-glue-point="10" draw:end-shape="id3" draw:end-glue-point="6" svg:d="M9327 13272c1843 0 615 14 2457 14" svg:viewBox="0 0 2458 15">
          <text:p/>
        </draw:connector>
        <draw:connector draw:style-name="gr33" draw:text-style-name="P5" draw:layer="layout" draw:type="curve" svg:x1="13.054cm" svg:y1="13.286cm" svg:x2="15.685cm" svg:y2="13.287cm" draw:start-shape="id3" draw:start-glue-point="10" draw:end-shape="id1" draw:end-glue-point="6" svg:d="M13054 13286c1974 0 659 1 2631 1" svg:viewBox="0 0 2632 2">
          <text:p/>
        </draw:connector>
        <draw:connector draw:style-name="gr33" draw:text-style-name="P5" draw:layer="layout" draw:type="curve" draw:line-skew="-0.532cm" svg:x1="16.32cm" svg:y1="12.652cm" svg:x2="12.868cm" svg:y2="12.837cm" draw:start-shape="id1" draw:start-glue-point="4" draw:end-shape="id3" draw:end-glue-point="11" svg:d="M16320 12652c0-1551-3452-1643-3452 185" svg:viewBox="0 0 3453 1361">
          <text:p/>
        </draw:connector>
        <draw:connector draw:style-name="gr33" draw:text-style-name="P5" draw:layer="layout" draw:type="curve" draw:line-skew="0.873cm" svg:x1="9.115cm" svg:y1="21.677cm" svg:x2="16.238cm" svg:y2="18.386cm" draw:start-shape="id11" draw:start-glue-point="4" draw:end-shape="id9" draw:end-glue-point="8" svg:d="M9115 21677c0-1158 7123 487 7123-3291" svg:viewBox="0 0 7124 3292">
          <text:p/>
        </draw:connector>
        <draw:connector draw:style-name="gr33" draw:text-style-name="P5" draw:layer="layout" draw:type="curve" draw:line-skew="0.523cm" svg:x1="7.922cm" svg:y1="18.424cm" svg:x2="16.238cm" svg:y2="18.386cm" draw:start-shape="id21" draw:start-glue-point="8" draw:end-shape="id9" draw:end-glue-point="8" svg:d="M7922 18424c0 1537 8316 1556 8316-38" svg:viewBox="0 0 8317 1194">
          <text:p/>
        </draw:connector>
        <draw:connector draw:style-name="gr33" draw:text-style-name="P5" draw:layer="layout" draw:type="curve" svg:x1="8.616cm" svg:y1="17.771cm" svg:x2="15.603cm" svg:y2="17.751cm" draw:end-shape="id9" draw:end-glue-point="6" svg:d="M8616 17771c4864 0 1371-20 6987-20" svg:viewBox="0 0 6988 21">
          <text:p/>
        </draw:connector>
        <draw:custom-shape draw:style-name="gr25" draw:text-style-name="P3" draw:layer="layout" svg:width="1.27cm" svg:height="1.27cm" svg:x="0.486cm" svg:y="17.55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0.933cm" svg:height="0.856cm" svg:x="6.003cm" svg:y="25.525cm">
          <draw:text-box>
            <text:p><text:span text:style-name="T2">'*'</text:span></text:p>
          </draw:text-box>
        </draw:frame>
        <draw:frame draw:style-name="gr34" draw:text-style-name="P6" draw:layer="layout" svg:width="0.933cm" svg:height="0.856cm" svg:x="14.43cm" svg:y="25.525cm">
          <draw:text-box>
            <text:p><text:span text:style-name="T2">'*'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20T22:56:15.536369000</dc:date>
    <meta:editing-duration>P1DT6H9M42S</meta:editing-duration>
    <meta:editing-cycles>10</meta:editing-cycles>
    <meta:generator>LibreOffice/4.4.0.3$MacOSX_X86_64 LibreOffice_project/de093506bcdc5fafd9023ee680b8c60e3e0645d7</meta:generator>
    <meta:printed-by>Mark Mara</meta:printed-by>
    <meta:print-date>2014-12-09T11:39:56.719003091</meta:print-date>
    <meta:document-statistic meta:object-count="105"/>
  </office:meta>
</office:document-meta>
</file>